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101cm" fo:text-align="center" style:justify-single-word="false" fo:orphans="2" fo:widows="2" fo:text-indent="0.688cm" style:auto-text-indent="false" fo:padding="0cm" fo:border="none"/>
      <style:text-properties fo:font-variant="normal" fo:text-transform="none" fo:color="#000000" style:font-name="Times New Roman" fo:font-size="10pt" fo:letter-spacing="normal" fo:font-style="normal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left="0cm" fo:margin-right="0cm" fo:margin-top="0cm" fo:margin-bottom="0.101cm" fo:text-align="center" style:justify-single-word="false" fo:orphans="2" fo:widows="2" fo:text-indent="0.688cm" style:auto-text-indent="false" fo:padding="0cm" fo:border="none"/>
      <style:text-properties fo:font-variant="normal" fo:text-transform="none" fo:color="#000000" style:font-name="Times New Roman" fo:font-size="10pt" fo:letter-spacing="normal" fo:font-style="normal" fo:font-weight="bold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.101cm" fo:text-align="justify" style:justify-single-word="false" fo:orphans="2" fo:widows="2" fo:text-indent="0.688cm" style:auto-text-indent="false" fo:padding="0cm" fo:border="non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4" style:family="paragraph" style:parent-style-name="Text_20_body" style:list-style-name="L2">
      <style:paragraph-properties fo:margin-left="0cm" fo:margin-right="0cm" fo:margin-top="0cm" fo:margin-bottom="0.101cm" fo:text-align="justify" style:justify-single-word="false" fo:orphans="2" fo:widows="2" fo:text-indent="0.688cm" style:auto-text-indent="false" fo:padding="0cm" fo:border="none">
        <style:tab-stops>
          <style:tab-stop style:position="1.245cm"/>
        </style:tab-stops>
      </style:paragraph-properties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5" style:family="paragraph" style:parent-style-name="Text_20_body" style:list-style-name="L4">
      <style:paragraph-properties fo:margin-left="0cm" fo:margin-right="0cm" fo:margin-top="0cm" fo:margin-bottom="0.101cm" fo:text-align="justify" style:justify-single-word="false" fo:orphans="2" fo:widows="2" fo:text-indent="0.688cm" style:auto-text-indent="false" fo:padding="0cm" fo:border="non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6" style:family="paragraph" style:parent-style-name="Text_20_body">
      <style:paragraph-properties fo:margin-left="0cm" fo:margin-right="0cm" fo:margin-top="0cm" fo:margin-bottom="0.101cm" fo:text-align="center" style:justify-single-word="false" fo:orphans="2" fo:widows="2" fo:text-indent="0.688cm" style:auto-text-indent="false" fo:padding="0cm" fo:border="non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7" style:family="paragraph" style:parent-style-name="Text_20_body">
      <style:paragraph-properties fo:margin-left="0cm" fo:margin-right="0cm" fo:margin-top="0cm" fo:margin-bottom="0.101cm" fo:text-align="start" style:justify-single-word="false" fo:orphans="2" fo:widows="2" fo:text-indent="0.688cm" style:auto-text-indent="false" fo:padding="0cm" fo:border="non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8" style:family="paragraph" style:parent-style-name="Text_20_body">
      <style:paragraph-properties fo:margin-left="0cm" fo:margin-right="0cm" fo:margin-top="0cm" fo:margin-bottom="0.101cm" fo:text-align="justify" style:justify-single-word="false" fo:orphans="2" fo:widows="2" fo:text-indent="0.688cm" style:auto-text-indent="false" fo:padding="0cm" fo:border="none"/>
      <style:text-properties fo:font-variant="normal" fo:text-transform="none" fo:color="#000000" style:font-name="Times New Roman" fo:font-size="10pt" fo:letter-spacing="normal" style:font-size-asian="10pt" style:font-size-complex="10pt"/>
    </style:style>
    <style:style style:name="P9" style:family="paragraph" style:parent-style-name="Text_20_body">
      <style:paragraph-properties fo:margin-left="0cm" fo:margin-right="0cm" fo:margin-top="0cm" fo:margin-bottom="0.101cm" fo:text-align="center" style:justify-single-word="false" fo:orphans="2" fo:widows="2" fo:text-indent="0.688cm" style:auto-text-indent="false" fo:padding="0cm" fo:border="none"/>
      <style:text-properties fo:font-variant="normal" fo:text-transform="none" fo:color="#000000" style:font-name="Times New Roman" fo:font-size="10pt" fo:letter-spacing="normal" style:font-size-asian="10pt" style:font-size-complex="10pt"/>
    </style:style>
    <style:style style:name="P10" style:family="paragraph" style:parent-style-name="Text_20_body">
      <style:paragraph-properties fo:margin-left="0cm" fo:margin-right="0cm" fo:margin-top="0cm" fo:margin-bottom="0.101cm" fo:text-align="justify" style:justify-single-word="false" fo:orphans="2" fo:widows="2" fo:text-indent="0.688cm" style:auto-text-indent="false" fo:padding="0cm" fo:border="none"/>
    </style:style>
    <style:style style:name="P11" style:family="paragraph" style:parent-style-name="Text_20_body" style:list-style-name="L3">
      <style:paragraph-properties fo:margin-left="0cm" fo:margin-right="0cm" fo:margin-top="0cm" fo:margin-bottom="0.101cm" fo:text-align="justify" style:justify-single-word="false" fo:orphans="2" fo:widows="2" fo:text-indent="0.688cm" style:auto-text-indent="false" fo:padding="0cm" fo:border="none"/>
    </style:style>
    <style:style style:name="P12" style:family="paragraph" style:parent-style-name="Text_20_body">
      <style:paragraph-properties fo:margin-left="0cm" fo:margin-right="0cm" fo:margin-top="0cm" fo:margin-bottom="0.101cm" fo:text-align="justify" style:justify-single-word="false" fo:orphans="2" fo:widows="2" fo:text-indent="0.688cm" style:auto-text-indent="false" fo:padding="0cm" fo:border="none"/>
      <style:text-properties style:font-name="Times New Roman" fo:font-size="10pt" style:font-size-asian="10pt" style:font-size-complex="10pt"/>
    </style:style>
    <style:style style:name="P13" style:family="paragraph" style:parent-style-name="Text_20_body" style:list-style-name="L1">
      <style:paragraph-properties fo:margin-left="0cm" fo:margin-right="0cm" fo:margin-top="0cm" fo:margin-bottom="0.101cm" fo:text-align="justify" style:justify-single-word="false" fo:orphans="2" fo:widows="2" fo:text-indent="0.617cm" style:auto-text-indent="false" fo:padding="0cm" fo:border="none"/>
    </style:style>
    <style:style style:name="P14" style:family="paragraph" style:parent-style-name="Text_20_body" style:list-style-name="L1">
      <style:paragraph-properties fo:margin-left="0cm" fo:margin-right="0cm" fo:margin-top="0cm" fo:margin-bottom="0.101cm" fo:text-align="justify" style:justify-single-word="false" fo:orphans="2" fo:widows="2" fo:text-indent="0.617cm" style:auto-text-indent="false" fo:padding="0cm" fo:border="none"/>
      <style:text-properties style:font-name="Times New Roman" fo:font-size="10pt" style:font-size-asian="10pt" style:font-size-complex="10pt"/>
    </style:style>
    <style:style style:name="P15" style:family="paragraph" style:parent-style-name="Text_20_body">
      <style:paragraph-properties fo:margin-left="0cm" fo:margin-right="0cm" fo:margin-top="0cm" fo:margin-bottom="0.101cm" fo:text-align="center" style:justify-single-word="false" fo:orphans="2" fo:widows="2" fo:text-indent="0.617cm" style:auto-text-indent="false" fo:padding="0cm" fo:border="none"/>
      <style:text-properties style:font-name="Times New Roman" fo:font-size="10pt" style:font-size-asian="10pt" style:font-size-complex="10pt"/>
    </style:style>
    <style:style style:name="P16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.529cm" style:auto-text-indent="false" fo:padding="0cm" fo:border="none"/>
    </style:style>
    <style:style style:name="T1" style:family="text">
      <style:text-properties style:font-name="Arial1"/>
    </style:style>
    <style:style style:name="T2" style:family="text">
      <style:text-properties fo:font-style="normal" fo:font-weight="normal"/>
    </style:style>
    <style:style style:name="T3" style:family="text">
      <style:text-properties fo:font-style="normal" fo:font-weight="bold" style:font-weight-asian="bold" style:font-weight-complex="bold"/>
    </style:style>
    <style:style style:name="T4" style:family="text">
      <style:text-properties fo:font-size="12pt" fo:font-style="normal" fo:font-weight="normal"/>
    </style:style>
    <style:style style:name="T5" style:family="text">
      <style:text-properties fo:font-size="12pt" fo:font-style="normal" fo:font-weight="bold" style:font-weight-asian="bold" style:font-weight-complex="bold"/>
    </style:style>
    <style:style style:name="T6" style:family="text">
      <style:text-properties fo:color="#666699" style:font-name="Arial1" style:text-underline-style="solid" style:text-underline-width="auto" style:text-underline-color="font-color"/>
    </style:style>
    <style:style style:name="T7" style:family="text">
      <style:text-properties fo:color="#666699" style:text-underline-style="solid" style:text-underline-width="auto" style:text-underline-color="font-color"/>
    </style:style>
    <style:style style:name="T8" style:family="text">
      <style:text-properties fo:font-variant="normal" fo:text-transform="none" fo:color="#000000" style:font-name="Arial1" fo:font-size="12pt" fo:letter-spacing="normal" fo:font-style="normal" fo:font-weight="normal"/>
    </style:style>
    <style:style style:name="T9" style:family="text">
      <style:text-properties fo:font-variant="normal" fo:text-transform="none" fo:color="#000000" fo:font-size="12pt" fo:letter-spacing="normal" fo:font-style="normal" fo:font-weight="normal"/>
    </style:style>
    <style:style style:name="T10" style:family="text">
      <style:text-properties fo:font-variant="normal" fo:text-transform="none" fo:color="#000000" fo:font-size="12pt" fo:letter-spacing="normal" fo:font-style="normal" fo:font-weight="normal" style:font-weight-asian="bold" style:font-weight-complex="bold"/>
    </style:style>
    <style:style style:name="T11" style:family="text">
      <style:text-properties fo:font-variant="normal" fo:text-transform="none" fo:color="#000000" fo:font-size="12pt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4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T15" style:family="text">
      <style:text-properties fo:font-variant="normal" fo:text-transform="none" fo:color="#000000" fo:letter-spacing="normal" fo:font-style="normal" fo:font-weight="normal"/>
    </style:style>
    <style:style style:name="T16" style:family="text">
      <style:text-properties fo:font-variant="normal" fo:text-transform="none" fo:color="#000000" fo:letter-spacing="normal" fo:font-style="normal" fo:font-weight="normal" style:font-weight-asian="bold" style:font-weight-complex="bold"/>
    </style:style>
    <style:style style:name="T17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666699" style:font-name="Arial1" fo:font-size="12pt" fo:letter-spacing="normal" fo:font-style="normal" style:text-underline-style="solid" style:text-underline-width="auto" style:text-underline-color="font-color" fo:font-weight="normal"/>
    </style:style>
    <style:style style:name="T19" style:family="text">
      <style:text-properties fo:font-variant="normal" fo:text-transform="none" fo:color="#666699" fo:font-size="12pt" fo:letter-spacing="normal" fo:font-style="normal" style:text-underline-style="solid" style:text-underline-width="auto" style:text-underline-color="font-color" fo:font-weight="normal"/>
    </style:style>
    <style:style style:name="T20" style:family="text">
      <style:text-properties fo:font-variant="normal" fo:text-transform="none" fo:color="#666699" style:font-name="Times New Roman" fo:font-size="12pt" fo:letter-spacing="normal" fo:font-style="normal" style:text-underline-style="solid" style:text-underline-width="auto" style:text-underline-color="font-color" fo:font-weight="normal"/>
    </style:style>
    <style:style style:name="T21" style:family="text">
      <style:text-properties fo:font-variant="normal" fo:text-transform="none" fo:color="#666699" style:font-name="Times New Roman" fo:letter-spacing="normal" fo:font-style="normal" style:text-underline-style="solid" style:text-underline-width="auto" style:text-underline-color="font-color" fo:font-weight="normal"/>
    </style:style>
    <style:style style:name="T22" style:family="text">
      <style:text-properties fo:font-variant="normal" fo:text-transform="none" fo:color="#666699" style:font-name="Times New Roman" fo:font-size="10pt" fo:letter-spacing="normal" fo:font-style="normal" style:text-underline-style="solid" style:text-underline-width="auto" style:text-underline-color="font-color" fo:font-weight="normal" style:font-size-asian="10pt" style:font-size-complex="10pt"/>
    </style:style>
    <style:style style:name="T23" style:family="text">
      <style:text-properties fo:font-variant="normal" fo:text-transform="none" style:font-name="Arial1" fo:font-size="12pt" fo:letter-spacing="normal" fo:font-style="normal" fo:font-weight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text-position="0% 100%" fo:font-weight="bold" style:font-weight-asian="bold" style:font-weight-complex="bold"/>
    </style:style>
    <style:style style:name="T26" style:family="text">
      <style:text-properties style:font-weight-asian="bold" style:font-weight-complex="bold"/>
    </style:style>
    <style:style style:name="T27" style:family="text">
      <style:text-properties fo:font-size="10pt" fo:font-style="normal" fo:font-weight="normal" style:font-size-asian="8.75pt" style:font-size-complex="10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p50"/>Понятие политической партии и ее структура</text:p>
      <text:p text:style-name="P8"><text:span text:style-name="T2">Политическая партия - это общественное объединение, созданное в целях участия граждан Российской Федерации в политической жизни общества посредством формирования и </text:span><text:span text:style-name="T2">выражения</text:span><text:span text:style-name="T2"> их политической воли, участия в общественных и политических акциях, в выборах и референдумах, а также в целях представления интересов граждан в органах государственной власти и органах местного самоуправления.</text:span></text:p>
      <text:p text:style-name="P12">Требования, предъявл к партии:</text:p>
      <text:p text:style-name="P12">1) региональные отд. в не менее чем половине субъ РФ, в каждом не более одного.</text:p>
      <text:p text:style-name="P12">2) Не менее 500 членов партии. В регион. отд. <text:s/>м.б. Свои мин. Треб-я по кол-ву людей.</text:p>
      <text:p text:style-name="P12">3) все органы партии, а также регион. Отд-я дложн нах-ся внутри РФ</text:p>
      <text:p text:style-name="P3">Под региональным отделением политической партии в понимается структурное подразделение политической партии, созданное по решению ее уполномоченного руководящего органа и осуществляющее свою деятельность на территории субъекта Российской Федерации.</text:p>
      <text:p text:style-name="P3"><text:bookmark text:name="p64"/>Цели и задачи политической партии излагаются в ее уставе и программе.</text:p>
      <text:p text:style-name="P3"><text:bookmark text:name="p65"/>Основные цели :</text:p>
      <text:p text:style-name="P3"><text:bookmark text:name="p66"/>1) формирование общественного мнения;</text:p>
      <text:p text:style-name="P3"><text:bookmark text:name="p67"/>2) политическое образование и воспитание граждан;</text:p>
      <text:p text:style-name="P3"><text:bookmark text:name="p68"/>3) выражение мнений граждан по любым вопросам общественной жизни, доведение этих мнений до сведения широкой общественности и органов государственной власти;</text:p>
      <text:p text:style-name="P3"><text:bookmark text:name="p69"/>4) выдвижение кандидатов (списков кандидатов) на выборах разного уровня, участие в них, а также в работе избранных органов.</text:p>
      <text:p text:style-name="P3"/>
      <text:p text:style-name="P3">Деятельность ПП основывается на конституции РФ, а также на некоторых федеральнах законах, таких, как этот.</text:p>
      <text:p text:style-name="P1">Наименование ПП</text:p>
      <text:p text:style-name="P12"><text:bookmark text:name="p89"/><text:span text:style-name="T15">1. Запрещены употребления уже использующиеся наим-я ПП и иных обществ. организаций и их сокращения, похожие на них, а также наим-я некоторых ликвид-х партий.</text:span></text:p>
      <text:p text:style-name="P12"><text:bookmark text:name="p92"/><text:span text:style-name="T15">2. </text:span><text:span text:style-name="T17">не допускается</text:span><text:span text:style-name="T15"> использование наименований органов государственной власти и органов местного самоуправления, а также имени и (или) фамилии гражданина.</text:span></text:p>
      <text:list xml:id="list476532231" text:style-name="L2">
        <text:list-item>
          <text:list>
            <text:list-item>
              <text:p text:style-name="P4">Региональные отделения и иные структурные подразделения политической партии используют наименование этой политической партии с указанием своей территориальной принадлежности.</text:p>
            </text:list-item>
            <text:list-item>
              <text:p text:style-name="P4">Политическая партия может использовать в своем наименовании слова "Россия", "Российская Федерация" и образованные на их основе слова и словосочетания.</text:p>
            </text:list-item>
          </text:list>
        </text:list-item>
      </text:list>
      <text:list xml:id="list126346076" text:style-name="L1">
        <text:list-item>
          <text:list>
            <text:list-item>
              <text:p text:style-name="P13"><text:span text:style-name="T14">Наименование политической партии должно соответствовать требованиям </text:span><text:a xlink:type="simple" xlink:href="http://www.consultant.ru/online/base/?req=doc;base=LAW;n=122998">законодательства</text:a><text:span text:style-name="T22"> </text:span><text:span text:style-name="T14">Российской Федерации об охране интеллектуальной собственности и (или) авторских прав.</text:span></text:p>
            </text:list-item>
            <text:list-item>
              <text:p text:style-name="P14"><text:span text:style-name="T15">Запрещается использовать наименование политической партии, оскорбляющее расовые, национальные или религиозные чувства.</text:span></text:p>
            </text:list-item>
            <text:list-item>
              <text:p text:style-name="P14"><text:span text:style-name="T15">Общественные объединения, не являющиеся политическими партиями, не могут использовать в своем наименовании слово "партия".</text:span></text:p>
            </text:list-item>
          </text:list>
        </text:list-item>
      </text:list>
      <text:p text:style-name="P15"><text:span text:style-name="T16"/></text:p>
      <text:p text:style-name="P15"><text:span text:style-name="T17">Основные принципы деятельности политических партий</text:span></text:p>
      <text:p text:style-name="P8"><text:bookmark text:name="p106"/><text:span text:style-name="T2">1. Деятельность политических партий основывается на принципах добровольности, равноправия, самоуправления, законности и гласности. Можно делать всё, что не запрещено.</text:span></text:p>
      <text:p text:style-name="P10"><text:bookmark text:name="p107"/><text:span text:style-name="T14">2. Деятельность политических партий не должна нарушать права и свободы человека и гражданина, гарантированные </text:span><text:a xlink:type="simple" xlink:href="http://www.consultant.ru/online/base/?req=doc;base=LAW;n=2875;dst=100074">Конституцией</text:a><text:span text:style-name="T22"> </text:span><text:span text:style-name="T14">Российской Федерации.</text:span></text:p>
      <text:p text:style-name="P3"><text:bookmark text:name="p108"/>3. Политические партии действуют гласно, информация об их учредительных и программных документах является общедоступной.</text:p>
      <text:p text:style-name="P12"><text:bookmark text:name="p109"/><text:span text:style-name="T15">4. Политические партии должны создавать всем гражданам Российской Федерации, являющимся членами политической партии, равные возможности, какими бы они ни были.</text:span></text:p>
      <text:p text:style-name="P3"/>
      <text:p text:style-name="P2"><text:span text:style-name="T26">Ограничения на создание и деятельность политических партий</text:span></text:p>
      <text:p text:style-name="P8"><text:bookmark text:name="p113"/><text:span text:style-name="T2">1. Запрещаются создание и деятельность политических партий, цели или действия которых направлены на осуществление экстремистской деятельности.</text:span></text:p>
      <text:p text:style-name="P12"><text:bookmark text:name="p116"/><text:span text:style-name="T15">2. Включение в уставы и программы политических партий положений о защите идей социальной справедливости, равно как и деятельность политических партий, направленная на защиту социальной справедливости, не может рассматриваться как разжигание социальной розни.</text:span></text:p>
      <text:p text:style-name="P12"><text:bookmark text:name="p120"/><text:span text:style-name="T15">3. Не допускается создание политических партий по признакам профессиональной, расовой, национальной или религиозной принадлежности. Не должна состоять из лиц одной профессии.</text:span></text:p>
      <text:p text:style-name="P3"><text:bookmark text:name="p123"/>4. Структурные подразделения политических партий создаются и действуют только по территориальному признаку. Не допускается создание структурных подразделений политических партий в органах государственной власти и органах <text:soft-page-break/>местного самоуправления, в Вооруженных Силах Российской Федерации, в правоохранительных и иных государственных органах, в государственных и негосударственных организациях.</text:p>
      <text:p text:style-name="P3"><text:bookmark text:name="p124"/>5. <text:span text:style-name="T24">Не допускается</text:span> <text:span text:style-name="T24">деятельность</text:span> политических партий и их структурных подразделений в <text:span text:style-name="T24">органах государственной власти</text:span> и органах местного самоуправления (за исключением законодательных (представительных) органов государственной власти и представительных органов муниципальных образований), в <text:span text:style-name="T24">Вооруженных Силах</text:span> Российской Федерации, в <text:span text:style-name="T24">правоохранительных </text:span>и иных <text:span text:style-name="T24">государственных органах</text:span>, в аппаратах законодательных (представительных) органов государственной власти, в <text:span text:style-name="T24">государственных организациях</text:span>. <text:span text:style-name="T24">Запрещается вмешательство </text:span>партий в <text:span text:style-name="T24">учебный процесс </text:span>образовательных учреждений.</text:p>
      <text:p text:style-name="P12"><text:bookmark text:name="p127"/><text:span text:style-name="T15">6. Создание и деятельность на территории Российской Федерации политических партий иностранных государств и структурных подразделений указанных партий не допускаются.</text:span></text:p>
      <text:list xml:id="list637399955" text:style-name="L3">
        <text:list-item>
          <text:list>
            <text:list-item>
              <text:p text:style-name="P11"><text:span text:style-name="T14">В случае введения на всей территории Российской Федерации или в ее отдельных местностях чрезвычайного или военного положения деятельность политических партий осуществляется в соответствии с федеральным конституционным законом о </text:span><text:a xlink:type="simple" xlink:href="http://www.consultant.ru/online/base/?req=doc;base=LAW;n=52163;dst=100062">чрезвычайном</text:a><text:span text:style-name="T22"> </text:span><text:span text:style-name="T14">или </text:span><text:a xlink:type="simple" xlink:href="http://www.consultant.ru/online/base/?req=doc;base=LAW;n=108751;dst=100060">военном</text:a><text:span text:style-name="T22"> </text:span><text:span text:style-name="T14">положении.</text:span></text:p>
            </text:list-item>
          </text:list>
        </text:list-item>
      </text:list>
      <text:p text:style-name="P12"><text:span text:style-name="T15"/></text:p>
      <text:p text:style-name="P9"><text:span text:style-name="T3">Государство и политические партии</text:span></text:p>
      <text:p text:style-name="P8"><text:bookmark text:name="p132"/><text:span text:style-name="T2">1. Не допускается вмешательство органов государственной власти и их должностных лиц в деятельность политических партий и наоборот.</text:span></text:p>
      <text:p text:style-name="P3"><text:bookmark text:name="p133"/>2. Вопросы, затрагивающие интересы политических партий, решаются органами государственной власти и органами местного самоуправления с участием соответствующих политических партий или по согласованию с ними.</text:p>
      <text:p text:style-name="P12"><text:bookmark text:name="p134"/><text:span text:style-name="T15">3. Лица, замещающие государственные или муниципальные должности, и лица, находящиеся на государственной или муниципальной службе, не вправе использовать преимущества своего должностного или служебного положения в интересах политической партии, членами которой они являются, либо в интересах любой иной политической партии. </text:span></text:p>
      <text:list xml:id="list63457142" text:style-name="L4">
        <text:list-item>
          <text:list>
            <text:list-item>
              <text:p text:style-name="P5">Президент Российской Федерации вправе приостанавливать свое членство в политической партии на срок осуществления своих полномочий.</text:p>
            </text:list-item>
          </text:list>
        </text:list-item>
      </text:list>
      <text:p text:style-name="P3"/>
      <text:p text:style-name="P2"><text:span text:style-name="T26">Создание и регистрация</text:span></text:p>
      <text:p text:style-name="P3">Политическая партия создается свободно, без разрешений органов государственной власти и должностных лиц. Может быть создана на учредительном съезде политической партии либо путем преобразования в политическую партию общероссийской общественной организации или общероссийского общественного движения опять же на их съезде.</text:p>
      <text:p text:style-name="P3">Со дня создания начинает свою деятельность по регистрации, орг моментам, <text:s/>создании рег-х объектов.</text:p>
      <text:p text:style-name="P3"/>
      <text:p text:style-name="P1">Программа политической партии</text:p>
      <text:p text:style-name="P8"><text:span text:style-name="T2">ПП должна иметь программу, определяющую принципы деятельности политической партии, ее цели и задачи, а также методы реализации целей и решения задач.</text:span></text:p>
      <text:p text:style-name="P8"><text:span text:style-name="T2"/></text:p>
      <text:p text:style-name="P1">Членство в политической партии</text:p>
      <text:p text:style-name="P8"><text:bookmark text:name="p429"/><text:span text:style-name="T2">1. Членство в политической партии является добровольным и индивидуальным.</text:span></text:p>
      <text:p text:style-name="P3"><text:bookmark text:name="p430"/>2. Членами ПП могут быть граждане РФ, достигшие возраста 18 лет. <text:span text:style-name="T24">Не вправе </text:span>иностранные гр-не и лица без гр-ва, а <text:s/>граждане РФ, признанные судом недееспособными.</text:p>
      <text:p text:style-name="P3"><text:bookmark text:name="p431"/>3. Прием в политическую партию осуществляется на основе <text:span text:style-name="T24">личных письменных заявлений </text:span>граждан <text:s/>РФ в порядке, предусмотренном уставом политической партии.</text:p>
      <text:p text:style-name="P3"><text:bookmark text:name="p432"/>4. Члены политической партии <text:span text:style-name="T24">участвуют </text:span>в деятельности политической партии, имеют права и несут обязанности в соответствии с ее уставом.</text:p>
      <text:p text:style-name="P3"><text:bookmark text:name="p433"/>5. Члены политической партии <text:span text:style-name="T25">имеют право </text:span>избирать и быть избранными в руководящие органы политической партии, ее региональных отделений и иных структурных подразделений, получать информацию о деятельности политической партии и ее руководящих органов, а также обжаловать решения и действия указанных органов в порядке, предусмотренном уставом политической партии.</text:p>
      <text:p text:style-name="P3"><text:bookmark text:name="p434"/>6. Гражданин РФ может быть <text:span text:style-name="T24">членом только одной </text:span>политической партии. Член политической партии может состоять <text:span text:style-name="T24">только в одном региональном отделении </text:span>данной политической партии - по месту постоянного или преимущественного проживания.</text:p>
      <text:p text:style-name="P3"><text:bookmark text:name="p435"/>7. <text:span text:style-name="T24">Запрещается </text:span>требовать от граждан Российской Федерации, чтобы они при представлении официальных сведений о себе указывали членство в политической партии или отсутствие такового.</text:p>
      <text:p text:style-name="P3"><text:bookmark text:name="p436"/>8. <text:span text:style-name="T24">Членство </text:span>гражданина РФ в политической партии или отсутствие такового не может служить основанием для <text:span text:style-name="T24">ограничения его прав и свобод</text:span>, а также быть условием предоставления ему каких-либо преимуществ.</text:p>
      <text:p text:style-name="P3"><text:bookmark text:name="p437"/>9. Члены политической партии не связаны решениями политической партии при исполнении своих должностных или служебных обязанностей, за исключением лиц, работающих в руководящих и контрольно-ревизионных органах политической партии, ее региональных отделений или иных структурных подразделений.</text:p>
      <text:p text:style-name="P12"><text:bookmark text:name="p438"/><text:span text:style-name="T15">10. Членство в политической партии не может быть ограничено по признакам профессиональной, социальной, расовой, национальной или религиозной принадлежности, а также в зависимости от пола, происхождения, имущественного положения, места жительства. </text:span></text:p>
      <text:p text:style-name="P12"><text:soft-page-break/><text:span text:style-name="T15"/></text:p>
      <text:p text:style-name="P2"><text:span text:style-name="T26">ПП обязана</text:span></text:p>
      <text:p text:style-name="P10"><text:bookmark text:name="p570"/><text:span text:style-name="T14">а) соблюдать в своей деятельности </text:span><text:a xlink:type="simple" xlink:href="http://www.consultant.ru/online/base/?req=doc;base=LAW;n=2875"><text:span text:style-name="T22">Конституцию</text:span></text:a><text:span text:style-name="T14"> Российской Федерации, федеральные конституционные законы, федеральные законы и иные нормативные правовые акты Российской Федерации, а также устав политической партии;</text:span></text:p>
      <text:p text:style-name="P3"><text:bookmark text:name="p571"/>б) допускать представителей уполномоченных органов на открытые мероприятия, проводимые политической партией</text:p>
      <text:p text:style-name="P3"><text:bookmark text:name="p572"/>в) извещать заблаговременно избирательную комиссию соответствующего уровня о проведении мероприятий, связ с выдвижением своих кандидатов куда-либо и допускать представителей избирательной комиссии на указанные мероприятия.</text:p>
      <text:p text:style-name="P3">г) раз в 3 года предоставлять отчёты о деятельности, численности и др</text:p>
      <text:p text:style-name="P3"/>
      <text:p text:style-name="P3"/>
      <text:p text:style-name="P2"><text:span text:style-name="T26">Денежные средства политической партии формируются за счет</text:span></text:p>
      <text:p text:style-name="P3"><text:bookmark text:name="p600"/>а) вступительных и членских взносов, если уплата предусмотрена уставом политической партии;</text:p>
      <text:p text:style-name="P3"><text:bookmark text:name="p601"/>б) средств федерального бюджета;</text:p>
      <text:p text:style-name="P3"><text:bookmark text:name="p602"/>в) пожертвований;</text:p>
      <text:p text:style-name="P3"><text:bookmark text:name="p603"/>г) поступлений от мероприятий, проводимых ПП, доходов от предпринимательской деятельности;</text:p>
      <text:p text:style-name="P3"><text:bookmark text:name="p604"/>д) поступлений от гражданско-правовых сделок;</text:p>
      <text:p text:style-name="P3"><text:bookmark text:name="p605"/>е) других не запрещенных законом поступлений.</text:p>
      <text:p text:style-name="P3"/>
      <text:p text:style-name="P6"/>
      <text:p text:style-name="P6"/>
      <text:p text:style-name="P2"><text:span text:style-name="T26">Ликвидация политической партии</text:span></text:p>
      <text:p text:style-name="P7">Политическая партия может быть ликвидирована по решению ее высшего руководящего органа - съезда либо по решению Верховного Суда Российской Федерации.</text:p>
      <text:p text:style-name="P7"><text:bookmark text:name="p901"/>Политическая партия может быть ликвидирована по решению Верховного Суда Российской Федерации в случае:</text:p>
      <text:p text:style-name="P12"><text:span text:style-name="T15">а) нарушение деятельности партии ( сказал в ограничениях)</text:span></text:p>
      <text:p text:style-name="P12"><text:bookmark text:name="p905"/><text:span text:style-name="T15">б) неустранения в установленный решением суда срок нарушений, послуживших основанием для приостановления деятельности политической партии;</text:span></text:p>
      <text:p text:style-name="P10"><text:bookmark text:name="p906"/><text:span text:style-name="T14">в) неучастия в выборах в соответствии со </text:span><text:a xlink:type="simple" xlink:href="http://www.consultant.ru/online/base/?req=doc;base=LAW;n=128001;p=4#p820">статьей 37</text:a><text:span text:style-name="T22"> </text:span><text:span text:style-name="T14">настоящего Федерального закона;</text:span></text:p>
      <text:p text:style-name="P12"><text:bookmark text:name="p910"/><text:span text:style-name="T15">г) несоответствия количества региональных отделений </text:span></text:p>
      <text:p text:style-name="P12"><text:bookmark text:name="p913"/><text:span text:style-name="T15">д) отсутствия необходимого числа членов политической партии</text:span></text:p>
      <text:p text:style-name="P3"><text:bookmark text:name="p914"/>е) неоднократного непредставления политической партией в установленный срок в федеральный уполномоченный орган обновленных сведений, необходимых для внесения изменений в единый государственный реестр юридических лиц, за исключением сведений о полученных лицензиях.</text:p>
      <text:p text:style-name="P7"/>
      <text:p text:style-name="P3"/>
      <text:p text:style-name="P1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64cm" fo:margin-bottom="1.302cm" fo:margin-left="1cm" fo:margin-right="1.30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lel </meta:initial-creator>
    <meta:creation-date>2012-05-22T21:53:26</meta:creation-date>
    <dc:date>2012-05-23T00:13:37</dc:date>
    <dc:creator>kilel </dc:creator>
    <meta:editing-duration>PT2H19M30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3" meta:paragraph-count="78" meta:word-count="1315" meta:character-count="9522" meta:non-whitespace-character-count="9410"/>
  </office:meta>
</office:document-meta>
</file>